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16c419" officeooo:paragraph-rsid="0016c419" style:font-size-asian="15.75pt" style:font-size-complex="18pt"/>
    </style:style>
    <style:style style:name="P2" style:family="paragraph" style:parent-style-name="Standard">
      <style:text-properties fo:font-size="18pt" officeooo:rsid="001829d7" officeooo:paragraph-rsid="001829d7" style:font-size-asian="15.75pt" style:font-size-complex="18pt"/>
    </style:style>
    <style:style style:name="P3" style:family="paragraph" style:parent-style-name="Standard">
      <style:paragraph-properties fo:padding="0.074cm" fo:border-left="none" fo:border-right="none" fo:border-top="none" fo:border-bottom="0.06pt solid #000000" style:join-border="false"/>
      <style:text-properties fo:font-size="18pt" officeooo:rsid="0016c419" officeooo:paragraph-rsid="0016c419" style:font-size-asian="15.75pt" style:font-size-complex="18pt"/>
    </style:style>
    <style:style style:name="P4" style:family="paragraph" style:parent-style-name="Standard">
      <style:paragraph-properties fo:padding="0.074cm" fo:border-left="none" fo:border-right="none" fo:border-top="none" fo:border-bottom="0.06pt solid #000000" style:join-border="false"/>
      <style:text-properties fo:font-size="18pt" officeooo:rsid="001829d7" officeooo:paragraph-rsid="001829d7" style:font-size-asian="15.75pt" style:font-size-complex="18pt"/>
    </style:style>
    <style:style style:name="P5" style:family="paragraph" style:parent-style-name="Standard">
      <style:paragraph-properties fo:padding="0.074cm" fo:border-left="none" fo:border-right="none" fo:border-top="none" fo:border-bottom="0.06pt solid #000000" style:join-border="false"/>
      <style:text-properties fo:font-size="18pt" officeooo:rsid="0019cb38" officeooo:paragraph-rsid="0019cb38" style:font-size-asian="15.75pt" style:font-size-complex="18pt"/>
    </style:style>
    <style:style style:name="P6" style:family="paragraph" style:parent-style-name="Text_20_body">
      <style:text-properties fo:font-size="18pt" officeooo:rsid="001cc067" style:font-size-asian="15.75pt" style:font-size-complex="18pt"/>
    </style:style>
    <style:style style:name="P7" style:family="paragraph" style:parent-style-name="Text_20_body">
      <style:text-properties fo:font-size="18pt" officeooo:rsid="001cc067" officeooo:paragraph-rsid="001cc067" style:font-size-asian="15.75pt" style:font-size-complex="18pt"/>
    </style:style>
    <style:style style:name="P8" style:family="paragraph" style:parent-style-name="Text_20_body">
      <style:text-properties fo:font-size="18pt" officeooo:rsid="001cc067" officeooo:paragraph-rsid="001cd8aa" style:font-size-asian="15.75pt" style:font-size-complex="18pt"/>
    </style:style>
    <style:style style:name="P9" style:family="paragraph" style:parent-style-name="Text_20_body">
      <style:text-properties fo:font-size="18pt" officeooo:rsid="001f6c56" officeooo:paragraph-rsid="001f6c56" style:font-size-asian="15.75pt" style:font-size-complex="18pt"/>
    </style:style>
    <style:style style:name="P10" style:family="paragraph" style:parent-style-name="Text_20_body">
      <style:text-properties fo:font-size="18pt" officeooo:rsid="00147c6f" officeooo:paragraph-rsid="00210c65" style:font-size-asian="15.75pt" style:font-size-complex="18pt"/>
    </style:style>
    <style:style style:name="P11" style:family="paragraph" style:parent-style-name="Text_20_body">
      <style:text-properties fo:font-size="18pt" officeooo:rsid="0013073a" officeooo:paragraph-rsid="00210c65" style:font-size-asian="15.75pt" style:font-size-complex="18pt"/>
    </style:style>
    <style:style style:name="P12" style:family="paragraph" style:parent-style-name="Text_20_body">
      <style:text-properties officeooo:paragraph-rsid="0019cb38"/>
    </style:style>
    <style:style style:name="P13" style:family="paragraph" style:parent-style-name="Text_20_body">
      <style:paragraph-properties fo:margin-left="0cm" fo:margin-right="0cm" fo:margin-top="0cm" fo:margin-bottom="0cm" loext:contextual-spacing="false" fo:text-indent="0cm" style:auto-text-indent="false"/>
    </style:style>
    <style:style style:name="P14" style:family="paragraph" style:parent-style-name="Text_20_body">
      <style:paragraph-properties fo:margin-left="0cm" fo:margin-right="0cm" fo:margin-top="0cm" fo:margin-bottom="0cm" loext:contextual-spacing="false" fo:text-indent="0cm" style:auto-text-indent="false"/>
      <style:text-properties fo:font-size="18pt" officeooo:rsid="001cc067" officeooo:paragraph-rsid="001cc067" style:font-size-asian="15.75pt" style:font-size-complex="18pt"/>
    </style:style>
    <style:style style:name="P15" style:family="paragraph" style:parent-style-name="Text_20_body">
      <style:paragraph-properties fo:margin-left="0cm" fo:margin-right="0cm" fo:margin-top="0cm" fo:margin-bottom="0cm" loext:contextual-spacing="false" fo:text-indent="0cm" style:auto-text-indent="false"/>
      <style:text-properties officeooo:paragraph-rsid="00210c65"/>
    </style:style>
    <style:style style:name="P16" style:family="paragraph" style:parent-style-name="Text_20_body">
      <style:paragraph-properties fo:margin-left="0cm" fo:margin-right="0cm" fo:margin-top="0cm" fo:margin-bottom="0cm" loext:contextual-spacing="false" fo:text-indent="0cm" style:auto-text-indent="false" fo:padding="0.074cm" fo:border-left="none" fo:border-right="none" fo:border-top="none" fo:border-bottom="0.06pt solid #000000" style:join-border="false"/>
      <style:text-properties fo:font-size="18pt" officeooo:rsid="001cc067" officeooo:paragraph-rsid="001cc067" style:font-size-asian="15.75pt" style:font-size-complex="18pt"/>
    </style:style>
    <style:style style:name="P17" style:family="paragraph" style:parent-style-name="Text_20_body">
      <style:text-properties officeooo:paragraph-rsid="00210c65"/>
    </style:style>
    <style:style style:name="P18" style:family="paragraph" style:parent-style-name="Text_20_body">
      <style:text-properties fo:font-size="18pt" officeooo:rsid="0013073a" officeooo:paragraph-rsid="00210c65" style:font-size-asian="15.75pt" style:font-size-complex="18pt"/>
    </style:style>
    <style:style style:name="P19" style:family="paragraph" style:parent-style-name="Text_20_body">
      <style:paragraph-properties fo:margin-left="0cm" fo:margin-right="0cm" fo:margin-top="0cm" fo:margin-bottom="0cm" loext:contextual-spacing="false" fo:text-indent="0cm" style:auto-text-indent="false"/>
    </style:style>
    <style:style style:name="P20" style:family="paragraph" style:parent-style-name="Text_20_body">
      <style:paragraph-properties fo:margin-left="0cm" fo:margin-right="0cm" fo:margin-top="0cm" fo:margin-bottom="0cm" loext:contextual-spacing="false" fo:text-indent="0cm" style:auto-text-indent="false"/>
      <style:text-properties officeooo:rsid="002504f9" officeooo:paragraph-rsid="002504f9"/>
    </style:style>
    <style:style style:name="P21" style:family="paragraph" style:parent-style-name="Standard">
      <style:text-properties fo:font-size="18pt" officeooo:rsid="00236f81" officeooo:paragraph-rsid="00236f81" style:font-size-asian="15.75pt" style:font-size-complex="18pt"/>
    </style:style>
    <style:style style:name="P22" style:family="paragraph" style:parent-style-name="Standard">
      <style:text-properties fo:font-size="18pt" officeooo:rsid="001829d7" officeooo:paragraph-rsid="001829d7" style:font-size-asian="15.75pt" style:font-size-complex="18pt"/>
    </style:style>
    <style:style style:name="P23" style:family="paragraph" style:parent-style-name="Standard">
      <style:text-properties fo:font-size="18pt" officeooo:rsid="00237a1b" officeooo:paragraph-rsid="00237a1b" style:font-size-asian="15.75pt" style:font-size-complex="18pt"/>
    </style:style>
    <style:style style:name="T1" style:family="text">
      <style:text-properties officeooo:rsid="001b94b2"/>
    </style:style>
    <style:style style:name="T2" style:family="text">
      <style:text-properties officeooo:rsid="001cd8aa"/>
    </style:style>
    <style:style style:name="T3" style:family="text">
      <style:text-properties officeooo:rsid="0021c9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 routing:</text:p>
      <text:p text:style-name="P1">ip routing means sending packets from one network to other network.there are lot of ways to send packets from one networks to another networks.finding best path is another main thing in the routing.and the router do it by calculating a lot of things</text:p>
      <text:p text:style-name="P1">basically there are three types of routing</text:p>
      <text:p text:style-name="P1"/>
      <text:p text:style-name="P1"/>
      <text:p text:style-name="P1">1)static routing</text:p>
      <text:p text:style-name="P1">2)default routing </text:p>
      <text:p text:style-name="P1">3)dynamic routing</text:p>
      <text:p text:style-name="P1"/>
      <text:p text:style-name="P1"/>
      <text:p text:style-name="P1"/>
      <text:p text:style-name="P3"><text:tab/><text:tab/><text:tab/><text:tab/><text:tab/><text:span text:style-name="T3">default</text:span> route:</text:p>
      <text:p text:style-name="P21">when a router does now know what is the next destination path of information baout the next router then the router have to configure at the default mode</text:p>
      <text:p text:style-name="P1"/>
      <text:p text:style-name="P2"/>
      <text:p text:style-name="P2"/>
      <text:p text:style-name="P2">how to do it in a cisco device:</text:p>
      <text:p text:style-name="P2">1)first give the ip of the routers</text:p>
      <text:p text:style-name="P2">2)two network ip local will be different network </text:p>
      <text:p text:style-name="P2">3)and the two router extarnal network will be in the same network</text:p>
      <text:p text:style-name="P2">4) give the ip to the pc</text:p>
      <text:p text:style-name="P23">5) give command from router 1</text:p>
      <text:p text:style-name="P23">ip route 0.0.0.0 <text:s text:c="2"/>0.0.0.0 <text:s/>&lt;next router ip&gt;</text:p>
      <text:p text:style-name="P23">and router 2</text:p>
      <text:p text:style-name="P23">ip route 0.0.0.0 <text:s text:c="2"/>0.0.0.0 &lt;next router ip&gt;</text:p>
      <text:p text:style-name="P2"/>
      <text:p text:style-name="P8">so there are different ne<text:span text:style-name="T2">t</text:span>work now we add the two router with a the serial interface to do that we have to add a device two different <text:s/>device.</text:p>
      <text:p text:style-name="P8"><text:soft-page-break/></text:p>
      <text:p text:style-name="P2"/>
      <text:p text:style-name="P5">1)first giving ip to the router<text:span text:style-name="T1">1</text:span> lan <text:span text:style-name="T2">and also the serial interface ip</text:span></text:p>
      <text:p text:style-name="P12">Router&gt;enable</text:p>
      <text:p text:style-name="P13">Router#configure terminal</text:p>
      <text:p text:style-name="P13">Enter configuration commands, one per line. End with CNTL/Z.</text:p>
      <text:p text:style-name="P13">Router(config)#do show ip interface brief</text:p>
      <text:p text:style-name="P13">Interface IP-Address OK? Method Status Protocol</text:p>
      <text:p text:style-name="P13">GigabitEthernet0/0 unassigned YES unset administratively down down</text:p>
      <text:p text:style-name="P13">GigabitEthernet0/1 unassigned YES unset administratively down down</text:p>
      <text:p text:style-name="P13">GigabitEthernet0/2 unassigned YES unset administratively down down</text:p>
      <text:p text:style-name="P13">Serial0/3/0 10.0.0.1 YES manual administratively down down</text:p>
      <text:p text:style-name="P13">Serial0/3/1 unassigned YES unset administratively down down</text:p>
      <text:p text:style-name="P13">Vlan1 unassigned YES unset administratively down down</text:p>
      <text:p text:style-name="P13">Router(config)#interface GigabitEthernet0/0</text:p>
      <text:p text:style-name="P13">Router(config-if)#ip address 192.168.0.1 255.255.255.0</text:p>
      <text:p text:style-name="P13">Router(config-if)#no shutdown</text:p>
      <text:p text:style-name="Text_20_body"/>
      <text:p text:style-name="P13">Router(config-if)#</text:p>
      <text:p text:style-name="P13">%LINK-5-CHANGED: Interface GigabitEthernet0/0, changed state to up</text:p>
      <text:p text:style-name="Text_20_body"/>
      <text:p text:style-name="P13">%LINEPROTO-5-UPDOWN: Line protocol on Interface GigabitEthernet0/0, changed state to up</text:p>
      <text:p text:style-name="Text_20_body"/>
      <text:p text:style-name="P13">Router(config-if)#exit</text:p>
      <text:p text:style-name="P13">Router(config)#do show ip interface brief</text:p>
      <text:p text:style-name="P13">Interface IP-Address OK? Method Status Protocol</text:p>
      <text:p text:style-name="P13">GigabitEthernet0/0 192.168.0.1 YES manual up up</text:p>
      <text:p text:style-name="P13">GigabitEthernet0/1 unassigned YES unset administratively down down</text:p>
      <text:p text:style-name="P13">GigabitEthernet0/2 unassigned YES unset administratively down down</text:p>
      <text:p text:style-name="P13">Serial0/3/0 10.0.0.1 YES manual administratively down down</text:p>
      <text:p text:style-name="P13">Serial0/3/1 unassigned YES unset administratively down down</text:p>
      <text:p text:style-name="P13">Vlan1 unassigned YES unset administratively down down</text:p>
      <text:p text:style-name="P13">Router(config)#interface Serial0/3/0</text:p>
      <text:p text:style-name="P13">Router(config-if)#ip address 10.0.0.1 255.0.0.0</text:p>
      <text:p text:style-name="P13">Router(config-if)#no shutdown</text:p>
      <text:p text:style-name="Text_20_body"/>
      <text:p text:style-name="P13">%LINK-5-CHANGED: Interface Serial0/3/0, changed state to down</text:p>
      <text:p text:style-name="P13">Router(config-if)#</text:p>
      <text:p text:style-name="P12"/>
      <text:p text:style-name="P16"><text:soft-page-break/>2) giving ip to the second router <text:span text:style-name="T2">nad the serial interface</text:span></text:p>
      <text:p text:style-name="P14"/>
      <text:p text:style-name="P7"/>
      <text:p text:style-name="P13">Router&gt;enable</text:p>
      <text:p text:style-name="P13">Router#configure terminal</text:p>
      <text:p text:style-name="P13">Enter configuration commands, one per line. End with CNTL/Z.</text:p>
      <text:p text:style-name="P13">Router(config)#hostname R2</text:p>
      <text:p text:style-name="P13">R2(config)#do show ip interface brief</text:p>
      <text:p text:style-name="P13">Interface IP-Address OK? Method Status Protocol</text:p>
      <text:p text:style-name="P13">GigabitEthernet0/0 unassigned YES unset administratively down down</text:p>
      <text:p text:style-name="P13">GigabitEthernet0/1 unassigned YES unset administratively down down</text:p>
      <text:p text:style-name="P13">GigabitEthernet0/2 unassigned YES unset administratively down down</text:p>
      <text:p text:style-name="P13">Serial0/3/0 unassigned YES unset administratively down down</text:p>
      <text:p text:style-name="P13">Serial0/3/1 unassigned YES unset administratively down down</text:p>
      <text:p text:style-name="P13">Vlan1 unassigned YES unset administratively down down</text:p>
      <text:p text:style-name="P13">R2(config)#interface GigabitEthernet0/0 </text:p>
      <text:p text:style-name="P13">R2(config-if)#ip address 192.168.1.1 255.255.255.0</text:p>
      <text:p text:style-name="P13">R2(config-if)#no shutdown</text:p>
      <text:p text:style-name="Text_20_body"/>
      <text:p text:style-name="P13">R2(config-if)#</text:p>
      <text:p text:style-name="P13">%LINK-5-CHANGED: Interface GigabitEthernet0/0, changed state to up</text:p>
      <text:p text:style-name="Text_20_body"/>
      <text:p text:style-name="P13">%LINEPROTO-5-UPDOWN: Line protocol on Interface GigabitEthernet0/0, changed state to up</text:p>
      <text:p text:style-name="Text_20_body"/>
      <text:p text:style-name="P13">R2(config-if)#exit</text:p>
      <text:p text:style-name="P13">R2(config)#interface Serial0/3/1</text:p>
      <text:p text:style-name="P13">R2(config-if)#ip address 10.0.0.2 255.0.0.0</text:p>
      <text:p text:style-name="P13">R2(config-if)#no shutdown</text:p>
      <text:p text:style-name="Text_20_body"/>
      <text:p text:style-name="P13">R2(config-if)#</text:p>
      <text:p text:style-name="P13">%LINK-5-CHANGED: Interface Serial0/3/1, changed state to up</text:p>
      <text:p text:style-name="Text_20_body"/>
      <text:p text:style-name="P13">R2(config-if)#</text:p>
      <text:p text:style-name="P13">%LINEPROTO-5-UPDOWN: Line protocol on Interface Serial0/3/1, changed state to up</text:p>
      <text:p text:style-name="P6"/>
      <text:p text:style-name="P6"/>
      <text:p text:style-name="P6"/>
      <text:p text:style-name="P6"><text:soft-page-break/></text:p>
      <text:p text:style-name="P9">give the pc ip within the same lan and test it</text:p>
      <text:p text:style-name="P11">after that we have to add the two network with the routing command</text:p>
      <text:p text:style-name="P11"/>
      <text:p text:style-name="P11">go to the first router and then type the </text:p>
      <text:p text:style-name="P11"/>
      <text:p text:style-name="P11">ip route &lt;network of the other lan&gt; &lt;subnet of the other lan&gt; &lt;entry point of that lan&gt;</text:p>
      <text:p text:style-name="P11"/>
      <text:p text:style-name="P11">1) go to the router R1</text:p>
      <text:p text:style-name="P11">Router&gt;enable</text:p>
      <text:p text:style-name="P13">Router#config terminal</text:p>
      <text:p text:style-name="P13">Enter configuration commands, one per line. End with CNTL/Z.</text:p>
      <text:p text:style-name="P13">Router(config)#ip route 0.0.0.0 0.0.0.0 192.168.0.2</text:p>
      <text:p text:style-name="P13">Router(config)#</text:p>
      <text:p text:style-name="P11"/>
      <text:p text:style-name="P11"/>
      <text:p text:style-name="P10">then go to the second router:</text:p>
      <text:p text:style-name="P17">R2#configure terminal</text:p>
      <text:p text:style-name="P13">Enter configuration commands, one per line. End with CNTL/Z.</text:p>
      <text:p text:style-name="P13">R2(config)#ip route 0.0.0.0 0.0.0.0 192.168.0.1</text:p>
      <text:p text:style-name="P13">R2(config)#</text:p>
      <text:p text:style-name="P13"/>
      <text:p text:style-name="P13"/>
      <text:p text:style-name="P20">done</text:p>
      <text:p text:style-name="P17"/>
      <text:p text:style-name="P10"/>
      <text:p text:style-name="P10"/>
      <text:p text:style-name="P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4:51:24.232748376</meta:creation-date>
    <meta:generator>LibreOffice/5.1.6.2$Linux_X86_64 LibreOffice_project/10m0$Build-2</meta:generator>
    <dc:date>2018-07-20T17:10:39.343053933</dc:date>
    <meta:editing-duration>PT1H7M4S</meta:editing-duration>
    <meta:editing-cycles>9</meta:editing-cycles>
    <meta:document-statistic meta:table-count="0" meta:image-count="0" meta:object-count="0" meta:page-count="5" meta:paragraph-count="93" meta:word-count="584" meta:character-count="4364" meta:non-whitespace-character-count="3858"/>
  </office:meta>
</office:document-meta>
</file>